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.384cm" svg:x="1cm" svg:y="1cm">
          <draw:text-box>
            <text:p>Orienteering maps are very detailed, they will usually have a scale of 1:4000 (1 millimeter of map = 4 meters of reality). <text:s/>They are printed in colour with standardised colours and symbol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8-12-30T20:53:11.390071801</dc:date>
    <meta:editing-duration>PT5M7S</meta:editing-duration>
    <meta:editing-cycles>2</meta:editing-cycles>
    <meta:generator>LibreOffice/6.0.7.3$Linux_X86_64 LibreOffice_project/00m0$Build-3</meta:generator>
    <meta:document-statistic meta:object-count="1"/>
  </office:meta>
</office:document-meta>
</file>